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ostFileNameParser.extractPort( final StringBuffer name , final String ur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HostFileNameParser.HostFileNameParser( final int default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stFileNameParser.extractUserInfo( final StringBuffer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HostFileNameParser.encodeCharacter( char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stFileNameParser.extractHostName( final StringBuffer nam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HostFileNameParser.getDefaul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stFileNameParser.parseUri( final VfsComponentContext context , FileName base , final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ostFileNameParser.extractToPath( final String uri , final StringBuffer 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5">
            <text:p text:style-name="Table_20_Contents">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